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lation de conjugaison des miroirs</text:p>
          </table:table-cell>
          <table:table-cell office:value-type="string" calcext:value-type="string">
            <text:p><text:s/>\(\frac{1}{\bar{Sa_i}} - \frac{1}{\bar{SA_o}} = \frac{-2}{\bar{SC}} = V\) avec le sens positif de Sai dans le sens opposé de SAo et de SC</text:p>
          </table:table-cell>
        </table:table-row>
        <table:table-row table:style-name="ro1">
          <table:table-cell office:value-type="string" calcext:value-type="string">
            <text:p>Foyers objet/image</text:p>
          </table:table-cell>
          <table:table-cell office:value-type="string" calcext:value-type="string">
            <text:p>\(\bar{SF_o} = \frac{\bar{SC}}{2}\). Il se trouve au milieu de SC. Les foyers objets/images sont au m\^eme endroit mais non confondus car ils gardent leur r\^ole respectif.</text:p>
          </table:table-cell>
        </table:table-row>
        <table:table-row table:style-name="ro1">
          <table:table-cell office:value-type="string" calcext:value-type="string">
            <text:p>Convergence</text:p>
          </table:table-cell>
          <table:table-cell office:value-type="string" calcext:value-type="string">
            <text:p>Un miroir convexe est convergent et un miroir concave sera diverge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5:54:27.075200969</meta:creation-date>
    <dc:date>2025-03-18T16:00:44.565847156</dc:date>
    <meta:editing-duration>PT6M24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